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k-AUKYvJchinaBVCJYloiwT3BlbkFJ7YkENiSfpP4LdIn9q60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06:57:03.235000000</meta:creation-date>
    <dc:date>2023-11-14T06:58:02.214000000</dc:date>
    <meta:editing-duration>PT59S</meta:editing-duration>
    <meta:editing-cycles>1</meta:editing-cycles>
    <meta:document-statistic meta:table-count="0" meta:image-count="0" meta:object-count="0" meta:page-count="1" meta:paragraph-count="1" meta:word-count="1" meta:character-count="51" meta:non-whitespace-character-count="51"/>
    <meta:generator>LibreOffice/7.6.2.1$Windows_X86_64 LibreOffice_project/56f7684011345957bbf33a7ee678afaf4d2ba333</meta:generator>
  </office:meta>
</office:document-meta>
</file>